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f05e" officeooo:paragraph-rsid="0013f0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MUND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9:15:31.106491790</meta:creation-date>
    <dc:date>2023-04-26T19:15:57.818075349</dc:date>
    <meta:editing-duration>PT27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7.3.6.2$Linux_X86_64 LibreOffice_project/30$Build-2</meta:generator>
  </office:meta>
</office:document-meta>
</file>